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04cm"/>
    </style:style>
    <style:style style:name="co4" style:family="table-column">
      <style:table-column-properties fo:break-before="auto" style:column-width="3.233cm"/>
    </style:style>
    <style:style style:name="co5" style:family="table-column">
      <style:table-column-properties fo:break-before="auto" style:column-width="2.625cm"/>
    </style:style>
    <style:style style:name="co6" style:family="table-column">
      <style:table-column-properties fo:break-before="auto" style:column-width="9.26cm"/>
    </style:style>
    <style:style style:name="co7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2.515cm"/>
    </style:style>
    <style:style style:name="co9" style:family="table-column">
      <style:table-column-properties fo:break-before="auto" style:column-width="5.971cm"/>
    </style:style>
    <style:style style:name="co10" style:family="table-column">
      <style:table-column-properties fo:break-before="auto" style:column-width="3.5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10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prin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4" calcext:value-type="float">
            <text:p>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09-06" calcext:value-type="date">
            <text:p>06/09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2]; &quot;Yes&quot;)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30" calcext:value-type="float">
            <text:p>30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44])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percentage" office:value="0.828571428571429" calcext:value-type="percentage">
            <text:p>83%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0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Development Environment Setup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Create project in Eclipse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3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Add Maven Dependencies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4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ervice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5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Entity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6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Basic HTML Frontend – Testing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7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gistration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float" office:value="90" calcext:value-type="float">
            <text:p>9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Completed using multipart, but supervisor suggested we change to separate uploading of attach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Extrac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2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H2 In-Memory Databas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3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oject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4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User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3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Access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usernam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email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Junit testing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4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</table:table>
      <table:table table:name="Sprint 2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Complete Tasks</text:p>
          </table:table-cell>
          <table:table-cell table:formula="of:=[.E4]"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09-07" calcext:value-type="date">
            <text:p>07/09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10-02" calcext:value-type="date">
            <text:p>02/10/1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Incomplete Tasks</text:p>
          </table:table-cell>
          <table:table-cell table:formula="of:=([.E5]-[.E4])"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10-06" calcext:value-type="date">
            <text:p>06/10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100]; &quot;Yes&quot;)" office:value-type="float" office:value="49" calcext:value-type="float">
            <text:p>49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29" calcext:value-type="float">
            <text:p>29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100])" office:value-type="float" office:value="71" calcext:value-type="float">
            <text:p>71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percentage" office:value="0.690140845070423" calcext:value-type="percentage">
            <text:p>69%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office:value-type="date" office:date-value="2014-09-14" calcext:value-type="date">
            <text:p>14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80" calcext:value-type="float">
            <text:p>8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s to access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update subscription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ublish Resource Update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5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 –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 <text:s/>-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access level – Current user,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8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float" office:value="50" calcext:value-type="float">
            <text:p>50</text:p>
          </table:table-cell>
          <table:table-cell table:formula="of:=IF([.E19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Webclient</text:p>
          </table:table-cell>
          <table:table-cell office:value-type="float" office:value="40" calcext:value-type="float">
            <text:p>4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Integr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1]=100;&quot;Yes&quot;;&quot;No&quot;)" office:value-type="string" office:string-value="Yes" calcext:value-type="string">
            <text:p>Yes</text:p>
          </table:table-cell>
          <table:table-cell office:value-type="date" office:date-value="2014-06-25" calcext:value-type="date">
            <text:p>25/06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3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2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6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/Login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3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4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6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8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9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Content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30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dd UserProfile entity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Profile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webclient</text:p>
          </table:table-cell>
          <table:table-cell office:value-type="string" calcext:value-type="string">
            <text:p>Webclient</text:p>
          </table:table-cell>
          <table:table-cell office:value-type="float" office:value="80" calcext:value-type="float">
            <text:p>80</text:p>
          </table:table-cell>
          <table:table-cell table:formula="of:=IF([.E3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6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ProjectAttachment Entity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Project Attachmen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User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Projects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0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Resources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2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float" office:value="20" calcext:value-type="float">
            <text:p>20</text:p>
          </table:table-cell>
          <table:table-cell table:formula="of:=IF([.E43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7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Attachment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44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AccessLevel for Resource – Current user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5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6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7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8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9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50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51]=100;&quot;Yes&quot;;&quot;No&quot;)" office:value-type="string" office:string-value="Yes" calcext:value-type="string">
            <text:p>Yes</text:p>
          </table:table-cell>
          <table:table-cell office:value-type="date" office:date-value="2014-09-25" calcext:value-type="date">
            <text:p>2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Clilent</text:p>
          </table:table-cell>
          <table:table-cell office:value-type="float" office:value="100" calcext:value-type="float">
            <text:p>100</text:p>
          </table:table-cell>
          <table:table-cell table:formula="of:=IF([.E52]=100;&quot;Yes&quot;;&quot;No&quot;)" office:value-type="string" office:string-value="Yes" calcext:value-type="string">
            <text:p>Yes</text:p>
          </table:table-cell>
          <table:table-cell office:value-type="date" office:date-value="2014-09-25" calcext:value-type="date">
            <text:p>2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3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4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5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Project 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6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7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8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9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0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1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4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2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5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3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6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4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7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– client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5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6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ClientLIbrary</text:p>
          </table:table-cell>
          <table:table-cell office:value-type="float" office:value="100" calcext:value-type="float">
            <text:p>100</text:p>
          </table:table-cell>
          <table:table-cell table:formula="of:=IF([.E67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68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Projects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69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service</text:p>
          </table:table-cell>
          <table:table-cell office:value-type="string" calcext:value-type="string">
            <text:p>Service</text:p>
          </table:table-cell>
          <table:table-cell/>
          <table:table-cell table:formula="of:=IF([.E70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0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client library</text:p>
          </table:table-cell>
          <table:table-cell office:value-type="string" calcext:value-type="string">
            <text:p>Client</text:p>
          </table:table-cell>
          <table:table-cell/>
          <table:table-cell table:formula="of:=IF([.E71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2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0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client library</text:p>
          </table:table-cell>
          <table:table-cell office:value-type="string" calcext:value-type="string">
            <text:p>client</text:p>
          </table:table-cell>
          <table:table-cell/>
          <table:table-cell table:formula="of:=IF([.E73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0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with data</text:p>
          </table:table-cell>
          <table:table-cell office:value-type="string" calcext:value-type="string">
            <text:p>Service</text:p>
          </table:table-cell>
          <table:table-cell/>
          <table:table-cell table:formula="of:=IF([.E75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0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– client library</text:p>
          </table:table-cell>
          <table:table-cell office:value-type="string" calcext:value-type="string">
            <text:p>Client</text:p>
          </table:table-cell>
          <table:table-cell/>
          <table:table-cell table:formula="of:=IF([.E76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7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detail view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8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 resources (tree)</text:p>
          </table:table-cell>
          <table:table-cell office:value-type="string" calcext:value-type="string">
            <text:p>Webclient</text:p>
          </table:table-cell>
          <table:table-cell/>
          <table:table-cell table:formula="of:=IF([.E79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</table:table>
      <table:table table:name="Sprint 3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cument Vers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10-07" calcext:value-type="date">
            <text:p>07/10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2]; &quot;Yes&quot;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24" calcext:value-type="float">
            <text:p>24</text:p>
          </table:table-cell>
          <table:table-cell/>
          <table:table-cell office:value-type="string" calcext:value-type="string">
            <text:p>Number of tasks: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37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MySQL database</text:p>
          </table:table-cell>
          <table:table-cell office:value-type="string" calcext:value-type="string">
            <text:p>Service</text:p>
          </table:table-cell>
          <table:table-cell table:number-columns-repeated="7"/>
        </table:table-row>
      </table:table>
      <table:table table:name="Summary" table:style-name="ta1">
        <table:shapes>
          <draw:frame draw:z-index="0" draw:style-name="gr1" draw:text-style-name="P1" svg:width="15.999cm" svg:height="9.004cm" svg:x="21.296cm" svg:y="0.452cm">
            <draw:object draw:notify-on-update-of-ranges="Summary.A6:Summary.A7 Summary.B6:Summary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783cm" svg:y="9.795cm">
            <draw:object draw:notify-on-update-of-ranges="Summary.A12:Summary.A13 Summary.B12:Summary.B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2" table:number-columns-repeated="4" table:default-cell-style-name="Default"/>
        <table:table-row table:style-name="ro2" table:number-rows-repeated="3">
          <table:table-cell table:number-columns-repeated="5"/>
        </table:table-row>
        <table:table-row table:style-name="ro2">
          <table:table-cell table:style-name="ce2" office:value-type="string" calcext:value-type="string">
            <text:p>Sprint 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1'.$E$5]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1'.$E$4]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5]-[.B6]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4" table:formula="of:=([.B6] / [.B5])" office:value-type="percentage" office:value="0.828571428571429" calcext:value-type="percentage">
            <text:p>83%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Sprint 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2'.$E$5]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2'.$E$4]"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11]-[.B12]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4" table:formula="of:=([.B12] / [.B11])" office:value-type="percentage" office:value="0.690140845070423" calcext:value-type="percentage">
            <text:p>69%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Sprint 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3'.$E$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3'.$E$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17]-[.B18]" office:value-type="float" office:value="0" calcext:value-type="float">
            <text:p>0</text:p>
          </table:table-cell>
          <table:table-cell table:number-columns-repeated="2"/>
          <table:table-cell table:style-name="ce5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4" table:formula="of:=([.B18] / [.B17])" office:value-type="string" office:string-value="" calcext:value-type="error">
            <text:p>#DIV/0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 style:data-style-name="N2" text:time-value="15:52:39.874565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9:19:42.550421169</meta:creation-date>
    <dc:date>2014-10-02T16:32:34.216181868</dc:date>
    <meta:editing-duration>PT4H37M11S</meta:editing-duration>
    <meta:editing-cycles>18</meta:editing-cycles>
    <meta:generator>LibreOffice/4.2.6.3$Linux_X86_64 LibreOffice_project/420$Build-3</meta:generator>
    <meta:document-statistic meta:table-count="4" meta:cell-count="8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circle" chart:style-name="ch1">
        <chart:title svg:x="6.025cm" svg:y="0.316cm" chart:style-name="ch2">
          <text:p>Sprint 1 Completion</text:p>
        </chart:title>
        <chart:subtitle svg:x="6.848cm" svg:y="1.075cm" chart:style-name="ch3">
          <text:p>(06/09/2014)</text:p>
        </chart:subtitle>
        <chart:legend chart:legend-position="end" svg:x="12.626cm" svg:y="3.954cm" style:legend-expansion="high" chart:style-name="ch4"/>
        <chart:plot-area chart:style-name="ch5" table:cell-range-address="Summary.A6:Summary.B7" chart:data-source-has-labels="column" svg:x="2.944cm" svg:y="2.114cm" svg:width="6.68cm" svg:height="6.681cm">
          <chartooo:coordinate-region svg:x="2.944cm" svg:y="2.113cm" svg:width="6.68cm" svg:height="6.684cm"/>
          <chart:axis chart:dimension="x" chart:name="primary-x" chart:style-name="ch6" chartooo:axis-type="auto">
            <chartooo:date-scale/>
            <chart:categories table:cell-range-address="Summary.A6:Summary.A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ummary.B6:Summary.B7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lete Tasks</text:p>
                <draw:g>
                  <svg:desc>Summary.A6:Summary.A7</svg:desc>
                </draw:g>
              </table:table-cell>
              <table:table-cell office:value-type="float" office:value="29">
                <text:p>29</text:p>
                <draw:g>
                  <svg:desc>Summary.B6:Summary.B7</svg:desc>
                </draw:g>
              </table:table-cell>
            </table:table-row>
            <table:table-row>
              <table:table-cell office:value-type="string">
                <text:p>Incomplete Task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025cm" svg:y="0.316cm" chart:style-name="ch2">
          <text:p>Sprint 2 Completion</text:p>
        </chart:title>
        <chart:subtitle svg:x="6.848cm" svg:y="1.075cm" chart:style-name="ch3">
          <text:p>(29/09/2014)</text:p>
        </chart:subtitle>
        <chart:legend chart:legend-position="end" svg:x="12.626cm" svg:y="3.952cm" style:legend-expansion="high" chart:style-name="ch4"/>
        <chart:plot-area chart:style-name="ch5" table:cell-range-address="Summary.A12:Summary.B13" chart:data-source-has-labels="column" svg:x="0.32cm" svg:y="2.138cm" svg:width="11.986cm" svg:height="6.682cm">
          <chartooo:coordinate-region svg:x="2.972cm" svg:y="2.139cm" svg:width="6.681cm" svg:height="6.681cm"/>
          <chart:axis chart:dimension="x" chart:name="primary-x" chart:style-name="ch6" chartooo:axis-type="auto">
            <chartooo:date-scale/>
            <chart:categories table:cell-range-address="Summary.A12:Summary.A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ummary.B12:Summary.B13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lete Tasks</text:p>
                <draw:g>
                  <svg:desc>Summary.A12:Summary.A13</svg:desc>
                </draw:g>
              </table:table-cell>
              <table:table-cell office:value-type="float" office:value="49">
                <text:p>49</text:p>
                <draw:g>
                  <svg:desc>Summary.B12:Summary.B13</svg:desc>
                </draw:g>
              </table:table-cell>
            </table:table-row>
            <table:table-row>
              <table:table-cell office:value-type="string">
                <text:p>Incomplete Tasks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